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HILON CORREA, FIORELA CHRISTIE</text:p>
            <text:p text:style-name="P5"><text:span text:style-name="T15">Dni</text:span><text:span text:style-name="T14">:4777718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RU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HILON CORREA, FIORELA CHRISTIE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777718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/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2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56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448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48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FRANCISCO R.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MONTO ABONADO CORRESPONDE AL EMBARQUE DEL DIA LUNES 18/10 + UN SALDO DE 11/10 s/112.00 + SERVICIO DE FLETE TRU-LIM (RECOJO DE BANDEJA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9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22:18:4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